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4468" officeooo:paragraph-rsid="00094468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4468" officeooo:paragraph-rsid="0009446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4468" officeooo:paragraph-rsid="0009446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dcc9" officeooo:paragraph-rsid="0009dcc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TS</text:p>
      <text:p text:style-name="P1"/>
      <text:p text:style-name="P2">1) How to send class objects as UDP packets? ( UDP is needed for broadcasting it across network)</text:p>
      <text:p text:style-name="P2">2) Will <text:s/>a node have more than one block that is yet to be attached to the global tree structure?</text:p>
      <text:p text:style-name="P4">3) How to find the hash pointer valu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48:07.843334604</meta:creation-date>
    <dc:date>2015-11-08T18:19:37.618772037</dc:date>
    <meta:editing-duration>PT2M42S</meta:editing-duration>
    <meta:editing-cycles>2</meta:editing-cycles>
    <meta:generator>LibreOffice/4.3.7.2$Linux_x86 LibreOffice_project/430m0$Build-2</meta:generator>
    <meta:document-statistic meta:table-count="0" meta:image-count="0" meta:object-count="0" meta:page-count="1" meta:paragraph-count="4" meta:word-count="47" meta:character-count="237" meta:non-whitespace-character-count="193"/>
  </office:meta>
</office:document-meta>
</file>